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justify" draw:textarea-vertical-align="middle" draw:auto-grow-height="false" fo:min-height="3.814cm" fo:min-width="6.612cm"/>
    </style:style>
    <style:style style:name="gr3" style:family="graphic" style:parent-style-name="standard">
      <style:graphic-properties draw:fill-color="#ffffcc" draw:textarea-horizontal-align="justify" draw:textarea-vertical-align="middle" draw:auto-grow-height="false" fo:min-height="2.552cm" fo:min-width="4.478cm" fo:wrap-option="no-wrap"/>
    </style:style>
    <style:style style:name="gr4" style:family="graphic" style:parent-style-name="standard">
      <style:graphic-properties draw:stroke="none" svg:stroke-color="#000000" draw:fill="none" draw:fill-color="#ffffff" draw:auto-grow-height="true" draw:auto-grow-width="false" fo:max-height="0cm" fo:min-height="0.712cm"/>
    </style:style>
    <style:style style:name="gr5" style:family="graphic" style:parent-style-name="standard">
      <style:graphic-properties draw:stroke="none" svg:stroke-color="#000000" draw:fill="none" draw:fill-color="#ffffff" draw:auto-grow-height="true" draw:auto-grow-width="false" fo:max-height="0cm" fo:min-height="1.067cm"/>
    </style:style>
    <style:style style:name="gr6" style:family="graphic" style:parent-style-name="standard">
      <style:graphic-properties draw:fill-color="#ffffcc" draw:textarea-horizontal-align="justify" draw:textarea-vertical-align="middle" draw:auto-grow-height="false" fo:min-height="2.108cm" fo:min-width="3.598cm" fo:wrap-option="no-wrap"/>
    </style:style>
    <style:style style:name="gr7" style:family="graphic" style:parent-style-name="standard">
      <style:graphic-properties draw:fill-color="#ccffcc" draw:textarea-horizontal-align="justify" draw:textarea-vertical-align="middle" draw:auto-grow-height="false" fo:min-height="1.034cm" fo:min-width="4.15cm" fo:padding-top="0.051cm" fo:padding-bottom="0.051cm" fo:padding-left="0.102cm" fo:padding-right="0.102cm" fo:wrap-option="wrap"/>
    </style:style>
    <style:style style:name="gr8" style:family="graphic" style:parent-style-name="standard">
      <style:graphic-properties draw:fill-color="#ccffcc" draw:textarea-horizontal-align="justify" draw:textarea-vertical-align="middle" draw:auto-grow-height="false" fo:min-height="1.36cm" fo:min-width="3.27cm" fo:padding-top="0.051cm" fo:padding-bottom="0.051cm" fo:padding-left="0.102cm" fo:padding-right="0.102cm" fo:wrap-option="wrap"/>
    </style:style>
    <style:style style:name="gr9" style:family="graphic" style:parent-style-name="standard">
      <style:graphic-properties draw:fill-color="#ccffcc" draw:textarea-horizontal-align="justify" draw:textarea-vertical-align="middle" draw:auto-grow-height="false" fo:min-height="1.036cm" fo:min-width="3.356cm" fo:padding-top="0.051cm" fo:padding-bottom="0.051cm" fo:padding-left="0.102cm" fo:padding-right="0.102cm" fo:wrap-option="wrap"/>
    </style:style>
    <style:style style:name="gr10" style:family="graphic" style:parent-style-name="standard">
      <style:graphic-properties draw:fill-color="#ccffcc" draw:textarea-horizontal-align="justify" draw:textarea-vertical-align="middle" draw:auto-grow-height="false" fo:min-height="0.826cm" fo:min-width="3.266cm" fo:padding-top="0.051cm" fo:padding-bottom="0.051cm" fo:padding-left="0.102cm" fo:padding-right="0.102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1" style:family="paragraph">
      <style:paragraph-properties fo:text-align="center"/>
    </style:style>
    <style:style style:name="P2" style:family="paragraph">
      <style:paragraph-properties fo:text-align="center"/>
      <style:text-properties fo:font-size="16pt" style:font-size-asian="16pt" style:font-size-complex="16pt"/>
    </style:style>
    <style:style style:name="T1" style:family="text">
      <style:text-properties style:text-position="super 58%" style:font-name="Liberation Sans3" fo:font-size="18pt" style:font-name-asian="Liberation Sans3" style:font-size-asian="18pt" style:font-name-complex="Liberation Sans3" style:font-size-complex="18pt"/>
    </style:style>
    <style:style style:name="T2" style:family="text">
      <style:text-properties fo:font-size="16pt" style:font-size-asian="16pt" style:font-size-complex="16pt"/>
    </style:style>
    <style:style style:name="T3" style:family="text">
      <style:text-properties style:text-position="super 58%" style:font-name="Liberation Sans3" fo:font-size="16pt" style:font-name-asian="Liberation Sans3" style:font-size-asian="16pt" style:font-name-complex="Liberation Sans3"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placeholder="true">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custom-shape draw:style-name="gr2" draw:text-style-name="P1" draw:layer="layout" svg:width="7.112cm" svg:height="4.064cm" svg:x="19.304cm" svg:y="8.128cm">
          <text:p/>
          <draw:enhanced-geometry svg:viewBox="0 0 21600 21600" draw:type="rectangle" draw:enhanced-path="M 0 0 L 21600 0 21600 21600 0 21600 0 0 Z N"/>
        </draw:custom-shape>
        <draw:custom-shape draw:style-name="gr3" draw:text-style-name="P1" draw:layer="layout" svg:width="7.62cm" svg:height="4.318cm" svg:x="1.27cm" svg:y="1.52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layer="layout" svg:width="8.636cm" svg:height="0.962cm" svg:x="1.524cm" svg:y="18.034cm">
          <draw:text-box>
            <text:p>OpenSimulator virtual world</text:p>
          </draw:text-box>
        </draw:frame>
        <draw:custom-shape draw:style-name="gr3" draw:text-style-name="P1" draw:layer="layout" svg:width="7.62cm" svg:height="4.318cm" svg:x="0.762cm" svg:y="13.7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8.636cm" svg:height="1.317cm" svg:x="0.762cm" svg:y="5.649cm">
          <draw:text-box>
            <text:p>Second Life<text:span text:style-name="T1">®</text:span> virtual world</text:p>
          </draw:text-box>
        </draw:frame>
        <draw:custom-shape draw:style-name="gr6" draw:text-style-name="P1" draw:layer="layout" svg:width="6.272cm" svg:height="3.634cm" svg:x="1.856cm" svg:y="8.1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layer="layout" svg:width="8.636cm" svg:height="1.317cm" svg:x="1.856cm" svg:y="11.623cm">
          <draw:text-box>
            <text:p>High Fidelity<text:span text:style-name="T1">®</text:span> virtual world</text:p>
          </draw:text-box>
        </draw:frame>
        <draw:custom-shape draw:style-name="gr7" draw:text-style-name="P2" draw:layer="layout" svg:width="5.842cm" svg:height="1.524cm" svg:x="11.43cm" svg:y="15.24cm">
          <text:p text:style-name="P1"><text:span text:style-name="T2">OpenSim space server (Ragu)</text:span></text:p>
          <draw:enhanced-geometry svg:viewBox="0 0 21600 21600" draw:glue-points="10800 0 0 10800 10800 21600 21600 10800" draw:text-areas="?f3 ?f3 ?f4 ?f4" draw:type="hexagon" draw:modifiers="2465.7372478268"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8" draw:text-style-name="P2" draw:layer="layout" svg:width="4.826cm" svg:height="2.032cm" svg:x="11.176cm" svg:y="8.636cm">
          <text:p text:style-name="P1"><text:span text:style-name="T2">HiFi static object space server</text:span></text:p>
          <draw:enhanced-geometry svg:viewBox="0 0 21600 21600" draw:glue-points="10800 0 0 10800 10800 21600 21600 10800" draw:text-areas="?f3 ?f3 ?f4 ?f4" draw:type="hexagon" draw:modifiers="3108.95088139654"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9" draw:text-style-name="P2" draw:layer="layout" svg:width="5.334cm" svg:height="1.778cm" svg:x="11.684cm" svg:y="4.318cm">
          <text:p text:style-name="P1"><text:span text:style-name="T2">SecondLife</text:span><text:span text:style-name="T3">®</text:span><text:span text:style-name="T2"> space server</text:span></text:p>
          <draw:enhanced-geometry svg:viewBox="0 0 21600 21600" draw:glue-points="10800 0 0 10800 10800 21600 21600 10800" draw:text-areas="?f3 ?f3 ?f4 ?f4" draw:type="hexagon" draw:modifiers="3026.92489371752"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10" draw:text-style-name="P2" draw:layer="layout" svg:width="5.334cm" svg:height="1.524cm" svg:x="11.176cm" svg:y="11.176cm">
          <text:p text:style-name="P1"><text:span text:style-name="T2">HiFi avatar space server</text:span></text:p>
          <draw:enhanced-geometry svg:viewBox="0 0 21600 21600" draw:glue-points="10800 0 0 10800 10800 21600 21600 10800" draw:text-areas="?f3 ?f3 ?f4 ?f4" draw:type="hexagon" draw:modifiers="3452.05479452055"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custom-shape draw:style-name="gr7" draw:text-style-name="P2" draw:layer="layout" svg:width="5.842cm" svg:height="1.524cm" svg:x="11.431cm" svg:y="15.241cm">
          <text:p text:style-name="P1"><text:span text:style-name="T2">OpenSim space server (Ragu)</text:span></text:p>
          <draw:enhanced-geometry svg:viewBox="0 0 21600 21600" draw:glue-points="10800 0 0 10800 10800 21600 21600 10800" draw:text-areas="?f3 ?f3 ?f4 ?f4" draw:type="hexagon" draw:modifiers="2465.7372478268"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Microsoft YaHei1" svg:font-family="'Microsoft YaHe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8-22T21:52:56.724000000</meta:creation-date>
    <dc:date>2015-08-24T07:17:40.849000000</dc:date>
    <meta:editing-duration>PT54M38S</meta:editing-duration>
    <meta:editing-cycles>3</meta:editing-cycles>
    <meta:generator>LibreOffice/4.3.7.2$Windows_x86 LibreOffice_project/8a35821d8636a03b8bf4e15b48f59794652c68ba</meta:generator>
    <meta:document-statistic meta:object-count="41"/>
  </office:meta>
</office:document-meta>
</file>